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0000"/>
    </style:style>
    <style:style style:name="gr4" style:family="graphic" style:parent-style-name="standard">
      <style:graphic-properties draw:stroke="none" svg:stroke-width="0.001cm" draw:fill-color="#005a80"/>
    </style:style>
    <style:style style:name="gr5" style:family="graphic" style:parent-style-name="standard">
      <style:graphic-properties svg:stroke-width="0.001cm" svg:stroke-color="#003c55" draw:fill="none" draw:fill-color="#ffffff" fo:padding-top="-0.049cm" fo:padding-bottom="-0.049cm" fo:padding-left="-0.049cm" fo:padding-right="-0.049cm"/>
    </style:style>
    <style:style style:name="gr6" style:family="graphic" style:parent-style-name="standard">
      <style:graphic-properties draw:stroke="none" svg:stroke-width="0.001cm" draw:fill-color="#0096d4"/>
    </style:style>
    <style:style style:name="gr7" style:family="graphic" style:parent-style-name="standard">
      <style:graphic-properties draw:stroke="none" svg:stroke-width="0.001cm" draw:fill-color="#00b4ff"/>
    </style:style>
    <style:style style:name="gr8" style:family="graphic" style:parent-style-name="standard">
      <style:graphic-properties draw:stroke="none" svg:stroke-width="0.001cm" draw:fill-color="#ffffff"/>
    </style:style>
    <style:style style:name="gr9" style:family="graphic" style:parent-style-name="standard">
      <style:graphic-properties draw:stroke="none" svg:stroke-width="0.001cm" draw:fill-color="#e4405d"/>
    </style:style>
  </office:automatic-styles>
  <office:body>
    <office:drawing>
      <draw:page draw:name="page1" draw:style-name="dp1" draw:master-page-name="Default">
        <draw:g>
          <draw:glue-point draw:id="4" svg:x="-3.876cm" svg:y="-5cm"/>
          <draw:glue-point draw:id="5" svg:x="5cm" svg:y="-5cm"/>
          <draw:glue-point draw:id="6" svg:x="0.563cm" svg:y="-5cm"/>
          <draw:glue-point draw:id="7" svg:x="-5cm" svg:y="5cm"/>
          <draw:glue-point draw:id="8" svg:x="3.871cm" svg:y="5cm"/>
          <draw:glue-point draw:id="9" svg:x="-0.565cm" svg:y="5cm"/>
          <draw:glue-point draw:id="10" svg:x="1.934cm" svg:y="5cm"/>
          <draw:glue-point draw:id="11" svg:x="-5cm" svg:y="-4.279cm"/>
          <draw:glue-point draw:id="12" svg:x="-5cm" svg:y="0.361cm"/>
          <draw:glue-point draw:id="13" svg:x="5.141cm" svg:y="4.222cm"/>
          <draw:glue-point draw:id="14" svg:x="5.141cm" svg:y="-0.389cm"/>
          <draw:glue-point draw:id="15" svg:x="0.201cm" svg:y="0.447cm"/>
          <draw:polygon draw:style-name="gr1" draw:layer="layout" svg:width="1.219cm" svg:height="0.656cm" svg:x="0cm" svg:y="1.344cm" svg:viewBox="0 0 1220 657" draw:points="0,0 0,657 1220,657 1220,0">
            <text:p/>
          </draw:polygon>
          <draw:polygon draw:style-name="gr2" draw:layer="layout" svg:width="1.219cm" svg:height="0.656cm" svg:x="0cm" svg:y="1.344cm" svg:viewBox="0 0 1220 657" draw:points="0,0 0,657 1220,657 1220,0">
            <text:p/>
          </draw:polygon>
          <draw:polygon draw:style-name="gr3" draw:layer="layout" svg:width="0.454cm" svg:height="0.189cm" svg:x="0.587cm" svg:y="1.556cm" svg:viewBox="0 0 455 190" draw:points="355,55 355,0 455,89 355,190 355,134 0,134 0,55">
            <text:p/>
          </draw:polygon>
          <draw:polygon draw:style-name="gr3" draw:layer="layout" svg:width="0.454cm" svg:height="0.189cm" svg:x="0.587cm" svg:y="1.777cm" svg:viewBox="0 0 455 190" draw:points="355,56 355,0 455,89 355,190 355,134 0,134 0,56">
            <text:p/>
          </draw:polygon>
          <draw:polygon draw:style-name="gr3" draw:layer="layout" svg:width="0.454cm" svg:height="0.189cm" svg:x="0.144cm" svg:y="1.444cm" svg:viewBox="0 0 455 190" draw:points="100,133 100,190 0,89 100,0 100,55 455,55 455,133">
            <text:p/>
          </draw:polygon>
          <draw:polygon draw:style-name="gr3" draw:layer="layout" svg:width="0.454cm" svg:height="0.189cm" svg:x="0.144cm" svg:y="1.667cm" svg:viewBox="0 0 455 190" draw:points="100,133 100,190 0,89 100,0 100,55 455,55 455,133">
            <text:p/>
          </draw:polygon>
          <draw:polygon draw:style-name="gr4" draw:layer="layout" svg:width="0.155cm" svg:height="0.788cm" svg:x="1.219cm" svg:y="1.2cm" svg:viewBox="0 0 156 789" draw:points="0,144 156,0 156,644 0,789">
            <text:p/>
          </draw:polygon>
          <draw:polygon draw:style-name="gr2" draw:layer="layout" svg:width="0.155cm" svg:height="0.788cm" svg:x="1.219cm" svg:y="1.2cm" svg:viewBox="0 0 156 789" draw:points="0,144 156,0 156,644 0,789">
            <text:p/>
          </draw:polygon>
          <draw:polygon draw:style-name="gr4" draw:layer="layout" svg:width="1.374cm" svg:height="0.144cm" svg:x="0cm" svg:y="1.2cm" svg:viewBox="0 0 1375 145" draw:points="0,145 154,0 1375,0 1219,145">
            <text:p/>
          </draw:polygon>
          <draw:polygon draw:style-name="gr5" draw:layer="layout" svg:width="1.374cm" svg:height="0.144cm" svg:x="0cm" svg:y="1.2cm" svg:viewBox="0 0 1375 145" draw:points="0,145 154,0 1375,0 1219,145">
            <text:p/>
          </draw:polygon>
          <draw:polygon draw:style-name="gr6" draw:layer="layout" svg:width="1.219cm" svg:height="1.211cm" svg:x="0cm" svg:y="0.144cm" svg:viewBox="0 0 1220 1212" draw:points="0,0 0,1212 1220,1212 1220,0">
            <text:p/>
          </draw:polygon>
          <draw:polygon draw:style-name="gr2" draw:layer="layout" svg:width="1.219cm" svg:height="1.211cm" svg:x="0cm" svg:y="0.144cm" svg:viewBox="0 0 1220 1212" draw:points="0,0 0,1212 1220,1212 1220,0">
            <text:p/>
          </draw:polygon>
          <draw:polygon draw:style-name="gr7" draw:layer="layout" svg:width="1.374cm" svg:height="0.144cm" svg:x="0cm" svg:y="0cm" svg:viewBox="0 0 1375 145" draw:points="0,145 154,0 1375,0 1219,145">
            <text:p/>
          </draw:polygon>
          <draw:polygon draw:style-name="gr2" draw:layer="layout" svg:width="1.374cm" svg:height="0.144cm" svg:x="0cm" svg:y="0cm" svg:viewBox="0 0 1375 145" draw:points="0,145 154,0 1375,0 1219,145">
            <text:p/>
          </draw:polygon>
          <draw:polygon draw:style-name="gr4" draw:layer="layout" svg:width="0.155cm" svg:height="1.344cm" svg:x="1.219cm" svg:y="0cm" svg:viewBox="0 0 156 1345" draw:points="0,144 156,0 156,1200 0,1345">
            <text:p/>
          </draw:polygon>
          <draw:polygon draw:style-name="gr2" draw:layer="layout" svg:width="0.155cm" svg:height="1.344cm" svg:x="1.219cm" svg:y="0cm" svg:viewBox="0 0 156 1345" draw:points="0,144 156,0 156,1200 0,1345">
            <text:p/>
          </draw:polygon>
          <draw:polygon draw:style-name="gr3" draw:layer="layout" svg:width="0.421cm" svg:height="0.189cm" svg:x="0.055cm" svg:y="0.644cm" svg:viewBox="0 0 422 190" draw:points="422,44 99,44 99,0 0,89 99,190 99,145 422,145">
            <text:p/>
          </draw:polygon>
          <draw:polygon draw:style-name="gr3" draw:layer="layout" svg:width="0.333cm" svg:height="0.333cm" svg:x="0.21cm" svg:y="0.355cm" svg:viewBox="0 0 334 334" draw:points="334,267 100,33 133,0 0,0 0,133 33,100 267,334">
            <text:p/>
          </draw:polygon>
          <draw:polygon draw:style-name="gr3" draw:layer="layout" svg:width="0.188cm" svg:height="0.423cm" svg:x="0.498cm" svg:y="0.2cm" svg:viewBox="0 0 189 424" draw:points="144,424 144,89 189,89 100,0 0,89 44,89 44,424">
            <text:p/>
          </draw:polygon>
          <draw:polygon draw:style-name="gr3" draw:layer="layout" svg:width="0.333cm" svg:height="0.333cm" svg:x="0.642cm" svg:y="0.355cm" svg:viewBox="0 0 334 334" draw:points="67,334 300,100 334,133 334,0 200,0 234,33 0,267">
            <text:p/>
          </draw:polygon>
          <draw:polygon draw:style-name="gr3" draw:layer="layout" svg:width="0.421cm" svg:height="0.189cm" svg:x="0.709cm" svg:y="0.644cm" svg:viewBox="0 0 422 190" draw:points="0,145 333,145 333,190 422,89 333,0 333,44 0,44">
            <text:p/>
          </draw:polygon>
          <draw:polygon draw:style-name="gr3" draw:layer="layout" svg:width="0.333cm" svg:height="0.333cm" svg:x="0.642cm" svg:y="0.789cm" svg:viewBox="0 0 334 334" draw:points="0,66 234,300 200,334 334,334 334,200 300,233 67,0">
            <text:p/>
          </draw:polygon>
          <draw:polygon draw:style-name="gr3" draw:layer="layout" svg:width="0.188cm" svg:height="0.622cm" svg:x="0.498cm" svg:y="0.855cm" svg:viewBox="0 0 189 623" draw:points="44,0 44,523 0,523 100,623 189,523 144,523 144,0">
            <text:p/>
          </draw:polygon>
          <draw:polygon draw:style-name="gr3" draw:layer="layout" svg:width="0.333cm" svg:height="0.333cm" svg:x="0.21cm" svg:y="0.789cm" svg:viewBox="0 0 334 334" draw:points="267,0 33,233 0,200 0,334 133,334 100,300 334,66">
            <text:p/>
          </draw:polygon>
          <draw:polygon draw:style-name="gr8" draw:layer="layout" svg:width="0.421cm" svg:height="0.189cm" svg:x="0.066cm" svg:y="0.655cm" svg:viewBox="0 0 422 190" draw:points="422,44 99,44 99,0 0,89 99,190 99,145 422,145">
            <text:p/>
          </draw:polygon>
          <draw:polygon draw:style-name="gr8" draw:layer="layout" svg:width="0.333cm" svg:height="0.333cm" svg:x="0.221cm" svg:y="0.367cm" svg:viewBox="0 0 334 334" draw:points="334,267 100,33 133,0 0,0 0,133 33,99 267,334">
            <text:p/>
          </draw:polygon>
          <draw:polygon draw:style-name="gr8" draw:layer="layout" svg:width="0.188cm" svg:height="0.422cm" svg:x="0.509cm" svg:y="0.211cm" svg:viewBox="0 0 189 423" draw:points="144,423 144,88 189,88 100,0 0,88 44,88 44,423">
            <text:p/>
          </draw:polygon>
          <draw:polygon draw:style-name="gr8" draw:layer="layout" svg:width="0.333cm" svg:height="0.333cm" svg:x="0.653cm" svg:y="0.367cm" svg:viewBox="0 0 334 334" draw:points="67,334 300,99 334,133 334,0 200,0 233,33 0,267">
            <text:p/>
          </draw:polygon>
          <draw:polygon draw:style-name="gr8" draw:layer="layout" svg:width="0.42cm" svg:height="0.189cm" svg:x="0.72cm" svg:y="0.655cm" svg:viewBox="0 0 421 190" draw:points="0,145 332,145 332,190 421,89 332,0 332,44 0,44">
            <text:p/>
          </draw:polygon>
          <draw:polygon draw:style-name="gr8" draw:layer="layout" svg:width="0.333cm" svg:height="0.333cm" svg:x="0.653cm" svg:y="0.8cm" svg:viewBox="0 0 334 334" draw:points="0,67 233,300 200,334 334,334 334,200 300,233 67,0">
            <text:p/>
          </draw:polygon>
          <draw:polygon draw:style-name="gr8" draw:layer="layout" svg:width="0.188cm" svg:height="0.622cm" svg:x="0.509cm" svg:y="0.867cm" svg:viewBox="0 0 189 623" draw:points="44,0 44,522 0,522 100,623 189,522 144,522 144,0">
            <text:p/>
          </draw:polygon>
          <draw:polygon draw:style-name="gr8" draw:layer="layout" svg:width="0.333cm" svg:height="0.333cm" svg:x="0.221cm" svg:y="0.8cm" svg:viewBox="0 0 334 334" draw:points="267,0 33,233 0,200 0,334 133,334 100,300 334,67">
            <text:p/>
          </draw:polygon>
          <draw:polygon draw:style-name="gr3" draw:layer="layout" svg:width="0.365cm" svg:height="0.366cm" svg:x="0.41cm" svg:y="0.566cm" svg:viewBox="0 0 366 367" draw:points="366,183 365,174 365,164 364,155 362,146 360,137 357,128 354,120 351,111 347,102 342,94 338,86 333,78 328,71 322,64 315,57 309,50 302,43 294,38 287,32 279,27 271,22 263,18 255,14 246,11 237,8 229,5 219,3 210,1 201,0 192,0 182,0 173,0 164,0 155,1 146,3 136,5 128,8 119,11 110,14 102,18 94,22 86,27 78,32 70,38 63,43 56,50 49,57 43,64 37,71 32,78 27,86 23,94 18,102 14,111 10,120 8,128 5,137 3,146 1,155 0,164 0,174 0,183 0,192 0,202 1,211 3,220 5,229 8,238 10,247 14,256 18,264 23,272 27,281 32,288 37,295 43,303 49,310 56,316 63,322 70,328 78,334 86,339 94,343 102,348 110,352 119,355 128,358 136,361 146,363 155,365 164,366 173,366 182,367 192,366 201,366 210,365 219,363 229,361 237,358 246,355 255,352 263,348 271,343 279,339 287,334 294,328 302,322 309,316 315,310 322,303 328,295 333,288 338,281 342,272 347,264 351,256 354,247 357,238 360,229 362,220 364,211 365,202 365,192">
            <text:p/>
          </draw:polygon>
          <draw:polygon draw:style-name="gr8" draw:layer="layout" svg:width="0.366cm" svg:height="0.366cm" svg:x="0.432cm" svg:y="0.588cm" svg:viewBox="0 0 367 367" draw:points="367,183 366,174 366,164 364,155 363,146 361,137 358,128 355,119 352,111 348,102 343,94 339,86 334,78 328,71 322,64 316,57 309,50 303,44 295,38 288,32 280,27 272,23 264,18 255,14 247,11 238,8 229,6 220,3 210,2 201,0 192,0 183,0 174,0 165,0 155,2 146,3 137,6 128,8 119,11 111,14 102,18 94,23 86,27 78,32 71,38 63,44 57,50 50,57 43,64 38,71 32,78 27,86 23,94 18,102 14,111 11,119 8,128 5,137 3,146 1,155 0,164 0,174 0,183 0,192 0,202 1,211 3,220 5,229 8,238 11,247 14,256 18,264 23,272 27,280 32,288 38,295 43,302 50,309 57,316 63,322 71,329 78,334 86,339 94,343 102,348 111,352 119,355 128,358 137,361 146,363 155,364 165,366 174,366 183,367 192,366 201,366 210,364 220,363 229,361 238,358 247,355 255,352 264,348 272,343 280,339 288,334 295,329 303,322 309,316 316,309 322,302 328,295 334,288 339,280 343,272 348,264 352,256 355,247 358,238 361,229 363,220 364,211 366,202 366,192">
            <text:p/>
          </draw:polygon>
          <draw:polygon draw:style-name="gr9" draw:layer="layout" svg:width="0.365cm" svg:height="0.366cm" svg:x="0.42cm" svg:y="0.578cm" svg:viewBox="0 0 366 367" draw:points="366,183 365,174 365,164 364,155 362,146 360,137 357,128 354,119 351,110 347,102 342,94 338,86 333,78 327,71 322,64 315,57 309,50 302,44 294,38 287,32 279,28 271,23 263,18 255,14 246,11 237,8 229,6 219,3 210,1 201,0 192,0 182,0 173,0 164,0 155,1 146,3 136,6 128,8 119,11 110,14 102,18 94,23 85,28 77,32 71,38 63,44 56,50 50,57 43,64 37,71 32,78 27,86 22,94 18,102 14,110 11,119 7,128 5,137 3,146 1,155 0,164 0,174 0,183 0,192 0,202 1,211 3,220 5,229 7,238 11,247 14,256 18,264 22,272 27,280 32,288 37,295 43,302 50,309 56,316 63,322 71,329 77,334 85,339 94,343 102,348 110,352 119,355 128,358 136,361 146,363 155,364 164,366 173,366 182,367 192,366 201,366 210,364 219,363 229,361 237,358 246,355 255,352 263,348 271,343 279,339 287,334 294,329 302,322 309,316 315,309 322,302 327,295 333,288 338,280 342,272 347,264 351,256 354,247 357,238 360,229 362,220 364,211 365,202 365,192">
            <text:p/>
          </draw:polygon>
          <draw:polygon draw:style-name="gr8" draw:layer="layout" svg:width="0.454cm" svg:height="0.189cm" svg:x="0.598cm" svg:y="1.566cm" svg:viewBox="0 0 455 190" draw:points="355,56 355,0 455,89 355,190 355,134 0,134 0,56">
            <text:p/>
          </draw:polygon>
          <draw:polygon draw:style-name="gr8" draw:layer="layout" svg:width="0.454cm" svg:height="0.189cm" svg:x="0.598cm" svg:y="1.789cm" svg:viewBox="0 0 455 190" draw:points="355,56 355,0 455,88 355,190 355,133 0,133 0,56">
            <text:p/>
          </draw:polygon>
          <draw:polygon draw:style-name="gr8" draw:layer="layout" svg:width="0.455cm" svg:height="0.189cm" svg:x="0.154cm" svg:y="1.455cm" svg:viewBox="0 0 456 190" draw:points="100,134 100,190 0,89 100,0 100,55 456,55 456,134">
            <text:p/>
          </draw:polygon>
          <draw:polygon draw:style-name="gr8" draw:layer="layout" svg:width="0.455cm" svg:height="0.189cm" svg:x="0.154cm" svg:y="1.677cm" svg:viewBox="0 0 456 190" draw:points="100,134 100,190 0,89 100,0 100,56 456,56 456,13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ata Center Switch</dc:title>
    <meta:creation-date>2011-02-07T16:35:07</meta:creation-date>
    <meta:editing-duration>P0D</meta:editing-duration>
    <meta:editing-cycles>1</meta:editing-cycles>
    <meta:document-statistic meta:object-count="40"/>
    <meta:generator>OpenOffice.org/3.3$Linux OpenOffice.org_project/330m20$Build-9567</meta:generator>
  </office:meta>
</office:document-meta>
</file>